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6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ro7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20002" number:language="pt" number:country="BR">
      <number:number number:decimal-places="2" number:min-decimal-places="2" number:min-integer-digits="1"/>
    </number:number-style>
    <number:number-style style:name="N20004" number:language="pt" number:country="BR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43" style:family="table-cell" style:parent-style-name="Default" style:data-style-name="N20002">
      <style:table-cell-properties style:text-align-source="fix" style:repeat-content="false" fo:border="1.25pt solid #000000"/>
      <style:paragraph-properties fo:text-align="center" fo:margin-left="0in"/>
    </style:style>
    <style:style style:name="ce44" style:family="table-cell" style:parent-style-name="Default" style:data-style-name="N4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45" style:family="table-cell" style:parent-style-name="Default" style:data-style-name="N20004">
      <style:table-cell-properties style:text-align-source="fix" style:repeat-content="false" fo:border="1.25pt solid #000000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ce57" style:family="table-cell" style:parent-style-name="Default">
      <style:text-properties fo:font-size="24pt" style:font-size-asian="24pt" style:font-size-complex="2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/>
          <table:table-cell table:style-name="ce4" office:value-type="string" calcext:value-type="string">
            <text:p>LSCPU ESTÁ NO RELATÓRIO EM PDF!!!!!!!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/>
          <table:table-cell table:style-name="ce8" table:number-columns-repeated="2"/>
          <table:table-cell table:style-name="ce10"/>
          <table:table-cell table:number-columns-repeated="1020"/>
        </table:table-row>
        <table:table-row table:style-name="ro3" table:number-rows-repeated="7">
          <table:table-cell/>
          <table:table-cell table:style-name="ce8" table:number-columns-repeated="3"/>
          <table:table-cell table:number-columns-repeated="1020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4.5748in" svg:height="3.6075in" svg:x="4.3213in" svg:y="3.6362in">
            <draw:object draw:notify-on-update-of-ranges="graficos.A44:graficos.A44 graficos.B44:graficos.E44 graficos.A45:graficos.A45 graficos.B45:graficos.E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2469in" svg:height="3.5417in" svg:x="0.0512in" svg:y="3.6587in">
            <draw:object draw:notify-on-update-of-ranges="graficos.A18:graficos.A18 graficos.B18:graficos.E18 graficos.A19:graficos.A19 graficos.B19:graficos.E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KNN rodando no cluster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Executando 10 vezes com 400000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400000" calcext:value-type="float">
            <text:p>4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1n 1p:</text:p>
          </table:table-cell>
          <table:table-cell table:style-name="ce7" office:value-type="string" calcext:value-type="string">
            <text:p>4n 1p:</text:p>
          </table:table-cell>
          <table:table-cell table:style-name="ce7" office:value-type="string" calcext:value-type="string">
            <text:p><text:s/>1n 4p:</text:p>
          </table:table-cell>
          <table:table-cell table:style-name="ce7" office:value-type="string" calcext:value-type="string">
            <text:p>4n 4p: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28.519114" calcext:value-type="float">
            <text:p>28.519114</text:p>
          </table:table-cell>
          <table:table-cell table:style-name="ce14" table:formula="of:=[$resultados.$A13]" office:value-type="float" office:value="6.865217" calcext:value-type="float">
            <text:p>6.865217</text:p>
          </table:table-cell>
          <table:table-cell table:style-name="ce14" table:formula="of:=[$resultados.$A24]" office:value-type="float" office:value="10.774951" calcext:value-type="float">
            <text:p>10.774951</text:p>
          </table:table-cell>
          <table:table-cell table:style-name="ce14" table:formula="of:=[$resultados.$A35]" office:value-type="float" office:value="2.675274" calcext:value-type="float">
            <text:p>2.675274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3]" office:value-type="float" office:value="28.257358" calcext:value-type="float">
            <text:p>28.257358</text:p>
          </table:table-cell>
          <table:table-cell table:style-name="ce14" table:formula="of:=[$resultados.$A14]" office:value-type="float" office:value="6.919916" calcext:value-type="float">
            <text:p>6.919916</text:p>
          </table:table-cell>
          <table:table-cell table:style-name="ce14" table:formula="of:=[$resultados.$A25]" office:value-type="float" office:value="10.046169" calcext:value-type="float">
            <text:p>10.046169</text:p>
          </table:table-cell>
          <table:table-cell table:style-name="ce14" table:formula="of:=[$resultados.$A36]" office:value-type="float" office:value="2.644671" calcext:value-type="float">
            <text:p>2.644671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28.248515" calcext:value-type="float">
            <text:p>28.248515</text:p>
          </table:table-cell>
          <table:table-cell table:style-name="ce14" table:formula="of:=[$resultados.$A15]" office:value-type="float" office:value="6.89531" calcext:value-type="float">
            <text:p>6.895310</text:p>
          </table:table-cell>
          <table:table-cell table:style-name="ce14" table:formula="of:=[$resultados.$A26]" office:value-type="float" office:value="10.460529" calcext:value-type="float">
            <text:p>10.460529</text:p>
          </table:table-cell>
          <table:table-cell table:style-name="ce14" table:formula="of:=[$resultados.$A37]" office:value-type="float" office:value="2.614071" calcext:value-type="float">
            <text:p>2.614071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5]" office:value-type="float" office:value="27.539439" calcext:value-type="float">
            <text:p>27.539439</text:p>
          </table:table-cell>
          <table:table-cell table:style-name="ce14" table:formula="of:=[$resultados.$A16]" office:value-type="float" office:value="6.871488" calcext:value-type="float">
            <text:p>6.871488</text:p>
          </table:table-cell>
          <table:table-cell table:style-name="ce14" table:formula="of:=[$resultados.$A27]" office:value-type="float" office:value="10.576473" calcext:value-type="float">
            <text:p>10.576473</text:p>
          </table:table-cell>
          <table:table-cell table:style-name="ce14" table:formula="of:=[$resultados.$A38]" office:value-type="float" office:value="2.734667" calcext:value-type="float">
            <text:p>2.734667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6]" office:value-type="float" office:value="28.177446" calcext:value-type="float">
            <text:p>28.177446</text:p>
          </table:table-cell>
          <table:table-cell table:style-name="ce14" table:formula="of:=[$resultados.$A17]" office:value-type="float" office:value="6.953027" calcext:value-type="float">
            <text:p>6.953027</text:p>
          </table:table-cell>
          <table:table-cell table:style-name="ce14" table:formula="of:=[$resultados.$A28]" office:value-type="float" office:value="10.509061" calcext:value-type="float">
            <text:p>10.509061</text:p>
          </table:table-cell>
          <table:table-cell table:style-name="ce14" table:formula="of:=[$resultados.$A39]" office:value-type="float" office:value="2.748914" calcext:value-type="float">
            <text:p>2.748914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7]" office:value-type="float" office:value="27.422712" calcext:value-type="float">
            <text:p>27.422712</text:p>
          </table:table-cell>
          <table:table-cell table:style-name="ce14" table:formula="of:=[$resultados.$A18]" office:value-type="float" office:value="6.916825" calcext:value-type="float">
            <text:p>6.916825</text:p>
          </table:table-cell>
          <table:table-cell table:style-name="ce14" table:formula="of:=[$resultados.$A29]" office:value-type="float" office:value="10.603625" calcext:value-type="float">
            <text:p>10.603625</text:p>
          </table:table-cell>
          <table:table-cell table:style-name="ce14" table:formula="of:=[$resultados.$A40]" office:value-type="float" office:value="2.649358" calcext:value-type="float">
            <text:p>2.649358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8]" office:value-type="float" office:value="28.532931" calcext:value-type="float">
            <text:p>28.532931</text:p>
          </table:table-cell>
          <table:table-cell table:style-name="ce14" table:formula="of:=[$resultados.$A19]" office:value-type="float" office:value="6.992937" calcext:value-type="float">
            <text:p>6.992937</text:p>
          </table:table-cell>
          <table:table-cell table:style-name="ce14" table:formula="of:=[$resultados.$A30]" office:value-type="float" office:value="10.654756" calcext:value-type="float">
            <text:p>10.654756</text:p>
          </table:table-cell>
          <table:table-cell table:style-name="ce14" table:formula="of:=[$resultados.$A41]" office:value-type="float" office:value="2.631525" calcext:value-type="float">
            <text:p>2.631525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9]" office:value-type="float" office:value="27.414477" calcext:value-type="float">
            <text:p>27.414477</text:p>
          </table:table-cell>
          <table:table-cell table:style-name="ce14" table:formula="of:=[$resultados.$A20]" office:value-type="float" office:value="6.888914" calcext:value-type="float">
            <text:p>6.888914</text:p>
          </table:table-cell>
          <table:table-cell table:style-name="ce14" table:formula="of:=[$resultados.$A31]" office:value-type="float" office:value="10.480202" calcext:value-type="float">
            <text:p>10.480202</text:p>
          </table:table-cell>
          <table:table-cell table:style-name="ce14" table:formula="of:=[$resultados.$A42]" office:value-type="float" office:value="3.085219" calcext:value-type="float">
            <text:p>3.085219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27.524199" calcext:value-type="float">
            <text:p>27.524199</text:p>
          </table:table-cell>
          <table:table-cell table:style-name="ce14" table:formula="of:=[$resultados.$A21]" office:value-type="float" office:value="6.867797" calcext:value-type="float">
            <text:p>6.867797</text:p>
          </table:table-cell>
          <table:table-cell table:style-name="ce14" table:formula="of:=[$resultados.$A32]" office:value-type="float" office:value="10.312766" calcext:value-type="float">
            <text:p>10.312766</text:p>
          </table:table-cell>
          <table:table-cell table:style-name="ce14" table:formula="of:=[$resultados.$A43]" office:value-type="float" office:value="2.699089" calcext:value-type="float">
            <text:p>2.699089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28.072226" calcext:value-type="float">
            <text:p>28.072226</text:p>
          </table:table-cell>
          <table:table-cell table:style-name="ce14" table:formula="of:=[$resultados.$A22]" office:value-type="float" office:value="6.869591" calcext:value-type="float">
            <text:p>6.869591</text:p>
          </table:table-cell>
          <table:table-cell table:style-name="ce14" table:formula="of:=[$resultados.$A33]" office:value-type="float" office:value="10.639363" calcext:value-type="float">
            <text:p>10.639363</text:p>
          </table:table-cell>
          <table:table-cell table:style-name="ce14" table:formula="of:=[$resultados.$A44]" office:value-type="float" office:value="2.611511" calcext:value-type="float">
            <text:p>2.611511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30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0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experiência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27.97" calcext:value-type="float">
            <text:p>27.97</text:p>
          </table:table-cell>
          <table:table-cell table:style-name="ce19" table:formula="of:=ROUND(SUM([.C5:.C14])/10;2)" office:value-type="float" office:value="6.9" calcext:value-type="float">
            <text:p>6.90</text:p>
          </table:table-cell>
          <table:table-cell table:style-name="ce6" table:formula="of:=ROUND(SUM([.D5:.D14])/10;2)" office:value-type="float" office:value="10.51" calcext:value-type="float">
            <text:p>10.51</text:p>
          </table:table-cell>
          <table:table-cell table:style-name="ce6" table:formula="of:=ROUND(SUM([.E5:.E14])/10;2)" office:value-type="float" office:value="2.71" calcext:value-type="float">
            <text:p>2.71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43" table:formula="of:=ROUND([.$B18]/[.B18];2)" office:value-type="float" office:value="1" calcext:value-type="float">
            <text:p>1,00</text:p>
          </table:table-cell>
          <table:table-cell table:style-name="ce20" table:formula="of:=ROUND([.$B18]/[.C18];2)" office:value-type="float" office:value="4.05" calcext:value-type="float">
            <text:p>4.05</text:p>
          </table:table-cell>
          <table:table-cell table:style-name="ce20" table:formula="of:=ROUND([.$B18]/[.D18];2)" office:value-type="float" office:value="2.66" calcext:value-type="float">
            <text:p>2.66</text:p>
          </table:table-cell>
          <table:table-cell table:style-name="ce20" table:formula="of:=ROUND([.$B18]/[.E18];2)" office:value-type="float" office:value="10.32" calcext:value-type="float">
            <text:p>10.32</text:p>
          </table:table-cell>
          <table:table-cell table:style-name="ce20" table:number-columns-repeated="4"/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30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0"/>
          <table:table-cell table:number-columns-repeated="1015"/>
        </table:table-row>
        <table:table-row table:style-name="ro1">
          <table:table-cell table:style-name="ce6" office:value-type="string" calcext:value-type="string">
            <text:p>experiência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4"/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MOPS)</text:p>
          </table:table-cell>
          <table:table-cell table:style-name="ce44" table:formula="of:=ROUND([.$I$2]/(([.B18])*1000);3)" office:value-type="float" office:value="14.301" calcext:value-type="float">
            <text:p>14.30</text:p>
          </table:table-cell>
          <table:table-cell table:style-name="ce44" table:formula="of:=ROUND([.$I$2]/(([.C18])*1000);3)" office:value-type="float" office:value="57.971" calcext:value-type="float">
            <text:p>57.97</text:p>
          </table:table-cell>
          <table:table-cell table:style-name="ce44" table:formula="of:=ROUND([.$I$2]/(([.D18])*1000);3)" office:value-type="float" office:value="38.059" calcext:value-type="float">
            <text:p>38.06</text:p>
          </table:table-cell>
          <table:table-cell table:style-name="ce44" table:formula="of:=ROUND([.$I$2]/(([.E18])*1000);3)" office:value-type="float" office:value="147.601" calcext:value-type="float">
            <text:p>147.60</text:p>
          </table:table-cell>
          <table:table-cell table:style-name="ce31" table:number-columns-repeated="4"/>
          <table:table-cell table:style-name="ce26" office:value-type="string" calcext:value-type="string">
            <text:p>OBS: Como <text:span text:style-name="T1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45" table:formula="of:=[.B19]" office:value-type="float" office:value="1" calcext:value-type="float">
            <text:p>1,00</text:p>
          </table:table-cell>
          <table:table-cell table:style-name="ce45" table:formula="of:=[.C19]" office:value-type="float" office:value="4.05" calcext:value-type="float">
            <text:p>4,05</text:p>
          </table:table-cell>
          <table:table-cell table:style-name="ce45" table:formula="of:=[.D19]" office:value-type="float" office:value="2.66" calcext:value-type="float">
            <text:p>2,66</text:p>
          </table:table-cell>
          <table:table-cell table:style-name="ce45" table:formula="of:=[.E19]" office:value-type="float" office:value="10.32" calcext:value-type="float">
            <text:p>10,32</text:p>
          </table:table-cell>
          <table:table-cell table:style-name="ce17" table:number-columns-repeated="4"/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 nodo e 1 processo:</text:p>
          </table:table-cell>
          <table:table-cell/>
        </table:table-row>
        <table:table-row table:style-name="ro1">
          <table:table-cell office:value-type="float" office:value="28.519114" calcext:value-type="float">
            <text:p>28.519114</text:p>
          </table:table-cell>
          <table:table-cell/>
        </table:table-row>
        <table:table-row table:style-name="ro1">
          <table:table-cell office:value-type="float" office:value="28.257358" calcext:value-type="float">
            <text:p>28.257358</text:p>
          </table:table-cell>
          <table:table-cell/>
        </table:table-row>
        <table:table-row table:style-name="ro1">
          <table:table-cell office:value-type="float" office:value="28.248515" calcext:value-type="float">
            <text:p>28.248515</text:p>
          </table:table-cell>
          <table:table-cell/>
        </table:table-row>
        <table:table-row table:style-name="ro1">
          <table:table-cell office:value-type="float" office:value="27.539439" calcext:value-type="float">
            <text:p>27.539439</text:p>
          </table:table-cell>
          <table:table-cell/>
        </table:table-row>
        <table:table-row table:style-name="ro1">
          <table:table-cell office:value-type="float" office:value="28.177446" calcext:value-type="float">
            <text:p>28.177446</text:p>
          </table:table-cell>
          <table:table-cell/>
        </table:table-row>
        <table:table-row table:style-name="ro1">
          <table:table-cell office:value-type="float" office:value="27.422712" calcext:value-type="float">
            <text:p>27.422712</text:p>
          </table:table-cell>
          <table:table-cell/>
        </table:table-row>
        <table:table-row table:style-name="ro1">
          <table:table-cell table:style-name="ce22" office:value-type="float" office:value="28.532931" calcext:value-type="float">
            <text:p>28.53</text:p>
          </table:table-cell>
          <table:table-cell/>
        </table:table-row>
        <table:table-row table:style-name="ro1">
          <table:table-cell office:value-type="float" office:value="27.414477" calcext:value-type="float">
            <text:p>27.414477</text:p>
          </table:table-cell>
          <table:table-cell/>
        </table:table-row>
        <table:table-row table:style-name="ro1">
          <table:table-cell office:value-type="float" office:value="27.524199" calcext:value-type="float">
            <text:p>27.524199</text:p>
          </table:table-cell>
          <table:table-cell/>
        </table:table-row>
        <table:table-row table:style-name="ro1">
          <table:table-cell office:value-type="float" office:value="28.072226" calcext:value-type="float">
            <text:p>28.072226</text:p>
          </table:table-cell>
          <table:table-cell/>
        </table:table-row>
        <table:table-row table:style-name="ro1">
          <table:table-cell office:value-type="string" calcext:value-type="string">
            <text:p>4 nodos e 1 processo:</text:p>
          </table:table-cell>
          <table:table-cell/>
        </table:table-row>
        <table:table-row table:style-name="ro1">
          <table:table-cell office:value-type="float" office:value="6.865217" calcext:value-type="float">
            <text:p>6.865217</text:p>
          </table:table-cell>
          <table:table-cell/>
        </table:table-row>
        <table:table-row table:style-name="ro1">
          <table:table-cell office:value-type="float" office:value="6.919916" calcext:value-type="float">
            <text:p>6.919916</text:p>
          </table:table-cell>
          <table:table-cell/>
        </table:table-row>
        <table:table-row table:style-name="ro1">
          <table:table-cell office:value-type="float" office:value="6.89531" calcext:value-type="float">
            <text:p>6.89531</text:p>
          </table:table-cell>
          <table:table-cell/>
        </table:table-row>
        <table:table-row table:style-name="ro1">
          <table:table-cell office:value-type="float" office:value="6.871488" calcext:value-type="float">
            <text:p>6.871488</text:p>
          </table:table-cell>
          <table:table-cell/>
        </table:table-row>
        <table:table-row table:style-name="ro1">
          <table:table-cell office:value-type="float" office:value="6.953027" calcext:value-type="float">
            <text:p>6.953027</text:p>
          </table:table-cell>
          <table:table-cell/>
        </table:table-row>
        <table:table-row table:style-name="ro1">
          <table:table-cell office:value-type="float" office:value="6.916825" calcext:value-type="float">
            <text:p>6.916825</text:p>
          </table:table-cell>
          <table:table-cell/>
        </table:table-row>
        <table:table-row table:style-name="ro1">
          <table:table-cell office:value-type="float" office:value="6.992937" calcext:value-type="float">
            <text:p>6.992937</text:p>
          </table:table-cell>
          <table:table-cell/>
        </table:table-row>
        <table:table-row table:style-name="ro1">
          <table:table-cell office:value-type="float" office:value="6.888914" calcext:value-type="float">
            <text:p>6.888914</text:p>
          </table:table-cell>
          <table:table-cell/>
        </table:table-row>
        <table:table-row table:style-name="ro1">
          <table:table-cell office:value-type="float" office:value="6.867797" calcext:value-type="float">
            <text:p>6.867797</text:p>
          </table:table-cell>
          <table:table-cell/>
        </table:table-row>
        <table:table-row table:style-name="ro1">
          <table:table-cell office:value-type="float" office:value="6.869591" calcext:value-type="float">
            <text:p>6.869591</text:p>
          </table:table-cell>
          <table:table-cell/>
        </table:table-row>
        <table:table-row table:style-name="ro1">
          <table:table-cell office:value-type="string" calcext:value-type="string">
            <text:p>1 nodo e 4 processos:</text:p>
          </table:table-cell>
          <table:table-cell/>
        </table:table-row>
        <table:table-row table:style-name="ro1">
          <table:table-cell office:value-type="float" office:value="10.774951" calcext:value-type="float">
            <text:p>10.774951</text:p>
          </table:table-cell>
          <table:table-cell/>
        </table:table-row>
        <table:table-row table:style-name="ro1">
          <table:table-cell office:value-type="float" office:value="10.046169" calcext:value-type="float">
            <text:p>10.046169</text:p>
          </table:table-cell>
          <table:table-cell/>
        </table:table-row>
        <table:table-row table:style-name="ro1">
          <table:table-cell office:value-type="float" office:value="10.460529" calcext:value-type="float">
            <text:p>10.460529</text:p>
          </table:table-cell>
          <table:table-cell table:style-name="ce22"/>
        </table:table-row>
        <table:table-row table:style-name="ro1">
          <table:table-cell office:value-type="float" office:value="10.576473" calcext:value-type="float">
            <text:p>10.576473</text:p>
          </table:table-cell>
          <table:table-cell/>
        </table:table-row>
        <table:table-row table:style-name="ro1">
          <table:table-cell office:value-type="float" office:value="10.509061" calcext:value-type="float">
            <text:p>10.509061</text:p>
          </table:table-cell>
          <table:table-cell/>
        </table:table-row>
        <table:table-row table:style-name="ro1">
          <table:table-cell office:value-type="float" office:value="10.603625" calcext:value-type="float">
            <text:p>10.603625</text:p>
          </table:table-cell>
          <table:table-cell/>
        </table:table-row>
        <table:table-row table:style-name="ro1">
          <table:table-cell office:value-type="float" office:value="10.654756" calcext:value-type="float">
            <text:p>10.654756</text:p>
          </table:table-cell>
          <table:table-cell/>
        </table:table-row>
        <table:table-row table:style-name="ro1">
          <table:table-cell office:value-type="float" office:value="10.480202" calcext:value-type="float">
            <text:p>10.480202</text:p>
          </table:table-cell>
          <table:table-cell/>
        </table:table-row>
        <table:table-row table:style-name="ro1">
          <table:table-cell office:value-type="float" office:value="10.312766" calcext:value-type="float">
            <text:p>10.312766</text:p>
          </table:table-cell>
          <table:table-cell/>
        </table:table-row>
        <table:table-row table:style-name="ro1">
          <table:table-cell office:value-type="float" office:value="10.639363" calcext:value-type="float">
            <text:p>10.639363</text:p>
          </table:table-cell>
          <table:table-cell/>
        </table:table-row>
        <table:table-row table:style-name="ro1">
          <table:table-cell office:value-type="string" calcext:value-type="string">
            <text:p>4 nodos e 4 processos:</text:p>
          </table:table-cell>
          <table:table-cell/>
        </table:table-row>
        <table:table-row table:style-name="ro1">
          <table:table-cell office:value-type="float" office:value="2.675274" calcext:value-type="float">
            <text:p>2.675274</text:p>
          </table:table-cell>
          <table:table-cell/>
        </table:table-row>
        <table:table-row table:style-name="ro1">
          <table:table-cell office:value-type="float" office:value="2.644671" calcext:value-type="float">
            <text:p>2.644671</text:p>
          </table:table-cell>
          <table:table-cell/>
        </table:table-row>
        <table:table-row table:style-name="ro1">
          <table:table-cell office:value-type="float" office:value="2.614071" calcext:value-type="float">
            <text:p>2.614071</text:p>
          </table:table-cell>
          <table:table-cell/>
        </table:table-row>
        <table:table-row table:style-name="ro1">
          <table:table-cell office:value-type="float" office:value="2.734667" calcext:value-type="float">
            <text:p>2.734667</text:p>
          </table:table-cell>
          <table:table-cell/>
        </table:table-row>
        <table:table-row table:style-name="ro1">
          <table:table-cell office:value-type="float" office:value="2.748914" calcext:value-type="float">
            <text:p>2.748914</text:p>
          </table:table-cell>
          <table:table-cell/>
        </table:table-row>
        <table:table-row table:style-name="ro1">
          <table:table-cell office:value-type="float" office:value="2.649358" calcext:value-type="float">
            <text:p>2.649358</text:p>
          </table:table-cell>
          <table:table-cell/>
        </table:table-row>
        <table:table-row table:style-name="ro1">
          <table:table-cell office:value-type="float" office:value="2.631525" calcext:value-type="float">
            <text:p>2.631525</text:p>
          </table:table-cell>
          <table:table-cell/>
        </table:table-row>
        <table:table-row table:style-name="ro1">
          <table:table-cell office:value-type="float" office:value="3.085219" calcext:value-type="float">
            <text:p>3.085219</text:p>
          </table:table-cell>
          <table:table-cell/>
        </table:table-row>
        <table:table-row table:style-name="ro1">
          <table:table-cell office:value-type="float" office:value="2.699089" calcext:value-type="float">
            <text:p>2.699089</text:p>
          </table:table-cell>
          <table:table-cell/>
        </table:table-row>
        <table:table-row table:style-name="ro1">
          <table:table-cell office:value-type="float" office:value="2.611511" calcext:value-type="float">
            <text:p>2.611511</text:p>
          </table:table-cell>
          <table:table-cell/>
        </table:table-row>
      </table:table>
      <table:table table:name="topologia-processador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7">
          <table:table-cell/>
          <table:table-cell table:style-name="Default" table:number-columns-repeated="2"/>
          <table:table-cell table:style-name="ce57" office:value-type="string" calcext:value-type="string">
            <text:p>A topologia está no relatório em pdf!!!!!!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11-22T18:51:05.998236979</dc:date>
    <meta:editing-duration>PT11H40M6S</meta:editing-duration>
    <meta:editing-cycles>33</meta:editing-cycles>
    <meta:document-statistic meta:table-count="4" meta:cell-count="130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5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4.311cm" svg:y="0.358cm" chart:style-name="ch2">
          <text:p>KNN com MPI</text:p>
        </chart:title>
        <chart:subtitle svg:x="4.192cm" svg:y="1.281cm" chart:style-name="ch3">
          <text:p>CLUSTER XEON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A44:graficos.E45" chart:data-source-has-labels="column" svg:x="0.517cm" svg:y="2.034cm" svg:width="10.129cm" svg:height="6.255cm">
          <chart:coordinate-region svg:x="1.615cm" svg:y="2.034cm" svg:width="8.223cm" svg:height="5.608cm"/>
          <chart:axis chart:dimension="x" chart:name="primary-x" chart:style-name="ch6">
            <chart:title svg:x="4.849cm" svg:y="8.472cm" chart:style-name="ch7">
              <text:p>n threads</text:p>
            </chart:title>
          </chart:axis>
          <chart:axis chart:dimension="y" chart:name="primary-y" chart:style-name="ch8">
            <chart:title svg:x="0cm" svg:y="6.74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3cm" chart:style-name="ch12">
              <text:p>Aceleração</text:p>
            </chart:title>
          </chart:axis>
          <chart:series chart:attached-axis="secondary-y" chart:style-name="ch13" chart:values-cell-range-address="graficos.B44:graficos.E44" chart:label-cell-address="graficos.A44:graficos.A44" chart:class="chart:line">
            <chart:data-point chart:repeated="4"/>
          </chart:series>
          <chart:series chart:attached-axis="primary-y" chart:style-name="ch14" chart:values-cell-range-address="graficos.B45:graficos.E45" chart:label-cell-address="graficos.A45:graficos.A45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vazao média (MOPS)</text:p>
                <draw:g>
                  <svg:desc>graficos.A44:graficos.A44</svg:desc>
                </draw:g>
              </table:table-cell>
              <table:table-cell office:value-type="float" office:value="14.301">
                <text:p>14.301</text:p>
                <draw:g>
                  <svg:desc>graficos.B44:graficos.E44</svg:desc>
                </draw:g>
              </table:table-cell>
              <table:table-cell office:value-type="float" office:value="57.971">
                <text:p>57.971</text:p>
              </table:table-cell>
              <table:table-cell office:value-type="float" office:value="38.059">
                <text:p>38.059</text:p>
              </table:table-cell>
              <table:table-cell office:value-type="float" office:value="147.601">
                <text:p>147.601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E45</svg:desc>
                </draw:g>
              </table:table-cell>
              <table:table-cell office:value-type="float" office:value="4.05">
                <text:p>4.05</text:p>
              </table:table-cell>
              <table:table-cell office:value-type="float" office:value="2.66">
                <text:p>2.66</text:p>
              </table:table-cell>
              <table:table-cell office:value-type="float" office:value="10.32">
                <text:p>10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1" chart:maximum="1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3.909cm" svg:y="0.333cm" chart:style-name="ch2">
          <text:p>KNN com MPI</text:p>
        </chart:title>
        <chart:subtitle svg:x="3.776cm" svg:y="1.273cm" chart:style-name="ch3">
          <text:p>CLUSTER XEON</text:p>
        </chart:subtitle>
        <chart:legend chart:legend-position="end" svg:x="4.124cm" svg:y="2.194cm" style:legend-expansion="custom" svg:width="4.468cm" svg:height="1.585cm" style:legend-expansion-aspect-ratio="2.81892744479495" chart:style-name="ch4"/>
        <chart:plot-area chart:style-name="ch5" table:cell-range-address="graficos.A18:graficos.E19" chart:data-source-has-labels="column" svg:x="1.071cm" svg:y="1.912cm" svg:width="9.328cm" svg:height="6.354cm">
          <chart:coordinate-region svg:x="1.692cm" svg:y="2.111cm" svg:width="8.085cm" svg:height="5.508cm"/>
          <chart:axis chart:dimension="x" chart:name="primary-x" chart:style-name="ch6">
            <chart:title svg:x="5.003cm" svg:y="8.437cm" chart:style-name="ch7">
              <text:p>n threads</text:p>
            </chart:title>
          </chart:axis>
          <chart:axis chart:dimension="y" chart:name="primary-y" chart:style-name="ch8">
            <chart:title svg:x="0.296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E18" chart:label-cell-address="graficos.A18:graficos.A18" chart:class="chart:line">
            <chart:data-point chart:repeated="4"/>
          </chart:series>
          <chart:series chart:attached-axis="secondary-y" chart:style-name="ch13" chart:values-cell-range-address="graficos.B19:graficos.E19" chart:label-cell-address="graficos.A19:graficos.A1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.A18:graficos.A18</svg:desc>
                </draw:g>
              </table:table-cell>
              <table:table-cell office:value-type="float" office:value="27.97">
                <text:p>27.97</text:p>
                <draw:g>
                  <svg:desc>graficos.B18:graficos.E18</svg:desc>
                </draw:g>
              </table:table-cell>
              <table:table-cell office:value-type="float" office:value="6.9">
                <text:p>6.9</text:p>
              </table:table-cell>
              <table:table-cell office:value-type="float" office:value="10.51">
                <text:p>10.5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E19</svg:desc>
                </draw:g>
              </table:table-cell>
              <table:table-cell office:value-type="float" office:value="4.05">
                <text:p>4.05</text:p>
              </table:table-cell>
              <table:table-cell office:value-type="float" office:value="2.66">
                <text:p>2.66</text:p>
              </table:table-cell>
              <table:table-cell office:value-type="float" office:value="10.32">
                <text:p>10.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